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svg:stroke-color="#0000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ff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indent="0cm"/>
      <style:text-properties style:use-window-font-color="true" fo:font-size="14pt" style:font-size-asian="14pt" style:font-size-complex="14pt"/>
    </style:style>
    <style:style style:name="P5" style:family="paragraph">
      <style:text-properties style:use-window-font-color="true"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color="#0000ff"/>
    </style:style>
    <style:style style:name="P7" style:family="paragraph">
      <style:paragraph-properties fo:text-align="center"/>
      <style:text-properties fo:color="#0000ff"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color="#ff0000"/>
    </style:style>
    <style:style style:name="P9" style:family="paragraph">
      <style:paragraph-properties fo:text-align="center"/>
      <style:text-properties fo:color="#ff0000" fo:font-size="12pt" style:font-size-asian="12pt" style:font-size-complex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style:text-position="-33% 58%"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14pt" style:font-size-asian="14pt" style:font-size-complex="14pt"/>
    </style:style>
    <style:style style:name="T7" style:family="text">
      <style:text-properties fo:color="#0000ff" fo:font-size="12pt" style:font-size-asian="12pt" style:font-size-complex="12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0000" style:text-position="0% 100%" fo:font-family="cmmi10" style:font-pitch="variable" fo:font-size="12pt" style:font-size-asian="12pt" style:font-size-complex="12pt"/>
    </style:style>
    <style:style style:name="T10" style:family="text">
      <style:text-properties fo:color="#ff0000" style:text-position="-33% 58%" fo:font-size="12pt" style:font-size-asian="12pt" style:font-size-complex="12pt"/>
    </style:style>
    <style:style style:name="T11" style:family="text">
      <style:text-properties fo:color="#0000ff" fo:font-family="cmmi10" style:font-pitch="variable" fo:font-size="12pt" style:font-size-asian="12pt" style:font-size-complex="12pt"/>
    </style:style>
    <style:style style:name="T12" style:family="text">
      <style:text-properties fo:color="#0000ff" style:text-position="-33% 58%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72cm" svg:y1="1.698cm" svg:x2="3.272cm" svg:y2="8.504cm">
          <text:p text:style-name="P2"/>
        </draw:line>
        <draw:line draw:style-name="gr1" draw:text-style-name="P1" draw:layer="layout" svg:x1="9.284cm" svg:y1="1.698cm" svg:x2="9.284cm" svg:y2="8.504cm">
          <text:p text:style-name="P2"/>
        </draw:line>
        <draw:line draw:style-name="gr1" draw:text-style-name="P1" draw:layer="layout" svg:x1="9.284cm" svg:y1="1.698cm" svg:x2="3.244cm" svg:y2="1.712cm">
          <text:p text:style-name="P2"/>
        </draw:line>
        <draw:line draw:style-name="gr1" draw:text-style-name="P1" draw:layer="layout" svg:x1="9.284cm" svg:y1="8.484cm" svg:x2="3.244cm" svg:y2="8.498cm">
          <text:p text:style-name="P2"/>
        </draw:line>
        <draw:line draw:style-name="gr1" draw:text-style-name="P1" draw:layer="layout" svg:x1="3.659cm" svg:y1="7.234cm" svg:x2="3.272cm" svg:y2="7.234cm">
          <text:p text:style-name="P2"/>
        </draw:line>
        <draw:line draw:style-name="gr1" draw:text-style-name="P1" draw:layer="layout" svg:x1="3.66cm" svg:y1="6.006cm" svg:x2="3.273cm" svg:y2="6.006cm">
          <text:p text:style-name="P2"/>
        </draw:line>
        <draw:line draw:style-name="gr1" draw:text-style-name="P1" draw:layer="layout" svg:x1="3.661cm" svg:y1="4.72cm" svg:x2="3.274cm" svg:y2="4.72cm">
          <text:p text:style-name="P2"/>
        </draw:line>
        <draw:line draw:style-name="gr1" draw:text-style-name="P1" draw:layer="layout" svg:x1="3.662cm" svg:y1="3.476cm" svg:x2="3.275cm" svg:y2="3.476cm">
          <text:p text:style-name="P2"/>
        </draw:line>
        <draw:line draw:style-name="gr1" draw:text-style-name="P1" draw:layer="layout" svg:x1="3.663cm" svg:y1="2.204cm" svg:x2="3.276cm" svg:y2="2.204cm">
          <text:p text:style-name="P2"/>
        </draw:line>
        <draw:line draw:style-name="gr1" draw:text-style-name="P1" draw:layer="layout" svg:x1="9.266cm" svg:y1="2.204cm" svg:x2="8.879cm" svg:y2="2.204cm">
          <text:p text:style-name="P2"/>
        </draw:line>
        <draw:line draw:style-name="gr1" draw:text-style-name="P1" draw:layer="layout" svg:x1="9.267cm" svg:y1="3.474cm" svg:x2="8.88cm" svg:y2="3.474cm">
          <text:p text:style-name="P2"/>
        </draw:line>
        <draw:line draw:style-name="gr1" draw:text-style-name="P1" draw:layer="layout" svg:x1="9.268cm" svg:y1="4.732cm" svg:x2="8.881cm" svg:y2="4.732cm">
          <text:p text:style-name="P2"/>
        </draw:line>
        <draw:line draw:style-name="gr1" draw:text-style-name="P1" draw:layer="layout" svg:x1="9.269cm" svg:y1="5.96cm" svg:x2="8.882cm" svg:y2="5.96cm">
          <text:p text:style-name="P2"/>
        </draw:line>
        <draw:line draw:style-name="gr1" draw:text-style-name="P1" draw:layer="layout" svg:x1="9.27cm" svg:y1="7.232cm" svg:x2="8.883cm" svg:y2="7.232cm">
          <text:p text:style-name="P2"/>
        </draw:line>
        <draw:line draw:style-name="gr1" draw:text-style-name="P1" draw:layer="layout" svg:x1="4.519cm" svg:y1="8.496cm" svg:x2="4.522cm" svg:y2="8.109cm">
          <text:p text:style-name="P2"/>
        </draw:line>
        <draw:line draw:style-name="gr1" draw:text-style-name="P1" draw:layer="layout" svg:x1="5.691cm" svg:y1="8.497cm" svg:x2="5.694cm" svg:y2="8.11cm">
          <text:p text:style-name="P2"/>
        </draw:line>
        <draw:line draw:style-name="gr1" draw:text-style-name="P1" draw:layer="layout" svg:x1="6.891cm" svg:y1="8.498cm" svg:x2="6.894cm" svg:y2="8.111cm">
          <text:p text:style-name="P2"/>
        </draw:line>
        <draw:line draw:style-name="gr1" draw:text-style-name="P1" draw:layer="layout" svg:x1="8.105cm" svg:y1="8.499cm" svg:x2="8.108cm" svg:y2="8.112cm">
          <text:p text:style-name="P2"/>
        </draw:line>
        <draw:line draw:style-name="gr1" draw:text-style-name="P1" draw:layer="layout" svg:x1="8.105cm" svg:y1="2.1cm" svg:x2="8.108cm" svg:y2="1.713cm">
          <text:p text:style-name="P2"/>
        </draw:line>
        <draw:line draw:style-name="gr1" draw:text-style-name="P1" draw:layer="layout" svg:x1="6.919cm" svg:y1="2.101cm" svg:x2="6.922cm" svg:y2="1.714cm">
          <text:p text:style-name="P2"/>
        </draw:line>
        <draw:line draw:style-name="gr1" draw:text-style-name="P1" draw:layer="layout" svg:x1="5.719cm" svg:y1="2.102cm" svg:x2="5.722cm" svg:y2="1.715cm">
          <text:p text:style-name="P2"/>
        </draw:line>
        <draw:line draw:style-name="gr1" draw:text-style-name="P1" draw:layer="layout" svg:x1="4.519cm" svg:y1="2.103cm" svg:x2="4.522cm" svg:y2="1.716cm">
          <text:p text:style-name="P2"/>
        </draw:line>
        <draw:frame draw:style-name="gr2" draw:text-style-name="P3" draw:layer="layout" svg:width="1.014cm" svg:height="0.826cm" svg:x="9.299cm" svg:y="5.848cm">
          <draw:text-box>
            <text:p text:style-name="P2"><text:span text:style-name="T1">P</text:span><text:span text:style-name="T2">1</text:span><text:span text:style-name="T3">*</text:span></text:p>
          </draw:text-box>
        </draw:frame>
        <draw:frame draw:style-name="gr2" draw:text-style-name="P3" draw:layer="layout" svg:width="1.014cm" svg:height="0.826cm" svg:x="1.327cm" svg:y="1.506cm">
          <draw:text-box>
            <text:p text:style-name="P2"><text:span text:style-name="T1">P</text:span><text:span text:style-name="T4">2</text:span><text:span text:style-name="T3">*</text:span></text:p>
          </draw:text-box>
        </draw:frame>
        <draw:frame draw:style-name="gr2" draw:text-style-name="P3" draw:layer="layout" svg:width="1.09cm" svg:height="0.725cm" svg:x="2.227cm" svg:y="1.906cm">
          <draw:text-box>
            <text:p text:style-name="P2"><text:span text:style-name="T5">0.5</text:span></text:p>
          </draw:text-box>
        </draw:frame>
        <draw:frame draw:style-name="gr2" draw:text-style-name="P3" draw:layer="layout" svg:width="1.095cm" svg:height="0.725cm" svg:x="2.227cm" svg:y="3.107cm">
          <draw:text-box>
            <text:p text:style-name="P2"><text:span text:style-name="T5">0.4</text:span></text:p>
          </draw:text-box>
        </draw:frame>
        <draw:frame draw:style-name="gr2" draw:text-style-name="P3" draw:layer="layout" svg:width="1.095cm" svg:height="0.725cm" svg:x="2.228cm" svg:y="4.408cm">
          <draw:text-box>
            <text:p text:style-name="P2"><text:span text:style-name="T5">0.3</text:span></text:p>
          </draw:text-box>
        </draw:frame>
        <draw:frame draw:style-name="gr2" draw:text-style-name="P3" draw:layer="layout" svg:width="1.09cm" svg:height="0.725cm" svg:x="2.229cm" svg:y="5.651cm">
          <draw:text-box>
            <text:p text:style-name="P2"><text:span text:style-name="T5">0.2</text:span></text:p>
          </draw:text-box>
        </draw:frame>
        <draw:frame draw:style-name="gr2" draw:text-style-name="P3" draw:layer="layout" svg:width="1.09cm" svg:height="0.725cm" svg:x="2.229cm" svg:y="6.91cm">
          <draw:text-box>
            <text:p text:style-name="P2"><text:span text:style-name="T5">0.1</text:span></text:p>
          </draw:text-box>
        </draw:frame>
        <draw:frame draw:style-name="gr2" draw:text-style-name="P3" draw:layer="layout" svg:width="1.095cm" svg:height="0.725cm" svg:x="2.229cm" svg:y="8.181cm">
          <draw:text-box>
            <text:p text:style-name="P2"><text:span text:style-name="T5">0.0</text:span></text:p>
          </draw:text-box>
        </draw:frame>
        <draw:frame draw:style-name="gr2" draw:text-style-name="P3" draw:layer="layout" svg:width="1.095cm" svg:height="0.725cm" svg:x="2.93cm" svg:y="8.524cm">
          <draw:text-box>
            <text:p text:style-name="P2"><text:span text:style-name="T5">0.0</text:span></text:p>
          </draw:text-box>
        </draw:frame>
        <draw:frame draw:style-name="gr2" draw:text-style-name="P3" draw:layer="layout" svg:width="1.09cm" svg:height="0.725cm" svg:x="3.975cm" svg:y="8.525cm">
          <draw:text-box>
            <text:p text:style-name="P2"><text:span text:style-name="T5">0.2</text:span></text:p>
          </draw:text-box>
        </draw:frame>
        <draw:frame draw:style-name="gr2" draw:text-style-name="P3" draw:layer="layout" svg:width="1.095cm" svg:height="0.725cm" svg:x="5.145cm" svg:y="8.525cm">
          <draw:text-box>
            <text:p text:style-name="P2"><text:span text:style-name="T5">0.4</text:span></text:p>
          </draw:text-box>
        </draw:frame>
        <draw:frame draw:style-name="gr2" draw:text-style-name="P3" draw:layer="layout" svg:width="1.095cm" svg:height="0.725cm" svg:x="6.346cm" svg:y="8.526cm">
          <draw:text-box>
            <text:p text:style-name="P2"><text:span text:style-name="T5">0.6</text:span></text:p>
          </draw:text-box>
        </draw:frame>
        <draw:frame draw:style-name="gr2" draw:text-style-name="P3" draw:layer="layout" svg:width="1.09cm" svg:height="0.725cm" svg:x="7.547cm" svg:y="8.527cm">
          <draw:text-box>
            <text:p text:style-name="P2"><text:span text:style-name="T5">0.8</text:span></text:p>
          </draw:text-box>
        </draw:frame>
        <draw:frame draw:style-name="gr2" draw:text-style-name="P3" draw:layer="layout" svg:width="1.09cm" svg:height="0.725cm" svg:x="8.761cm" svg:y="8.528cm">
          <draw:text-box>
            <text:p text:style-name="P2"><text:span text:style-name="T5">1.0</text:span></text:p>
          </draw:text-box>
        </draw:frame>
        <draw:path draw:style-name="gr3" draw:text-style-name="P1" draw:layer="layout" svg:width="6.018cm" svg:height="4.21cm" svg:x="3.258cm" svg:y="1.96cm" svg:viewBox="0 0 6019 4211" svg:d="m0 0 193 304c193 304 373 497 373 497l442 566 787 801 690 510 580 373 924 497 691 262c0 0 662 249 648 249s691 152 691 152">
          <text:p text:style-name="P2"/>
        </draw:path>
        <draw:line draw:style-name="gr4" draw:text-style-name="P1" draw:layer="layout" svg:x1="3.299cm" svg:y1="1.919cm" svg:x2="9.249cm" svg:y2="6.184cm">
          <text:p text:style-name="P2"/>
        </draw:line>
        <draw:frame draw:style-name="gr2" draw:text-style-name="P5" draw:layer="layout" svg:width="1.793cm" svg:height="0.806cm" svg:x="4.179cm" svg:y="5.655cm">
          <draw:text-box>
            <text:p text:style-name="P4"><text:span text:style-name="T6">Vapor</text:span></text:p>
          </draw:text-box>
        </draw:frame>
        <draw:frame draw:style-name="gr2" draw:text-style-name="P5" draw:layer="layout" svg:width="1.831cm" svg:height="0.806cm" svg:x="6.18cm" svg:y="2.156cm">
          <draw:text-box>
            <text:p text:style-name="P4"><text:span text:style-name="T6">Liquid</text:span></text:p>
          </draw:text-box>
        </draw:frame>
        <draw:line draw:style-name="gr5" draw:text-style-name="P1" draw:layer="layout" svg:x1="5.591cm" svg:y1="4.487cm" svg:x2="6.212cm" svg:y2="4.5cm">
          <text:p text:style-name="P2"/>
        </draw:line>
        <draw:line draw:style-name="gr6" draw:text-style-name="P1" draw:layer="layout" svg:x1="6.192cm" svg:y1="4.488cm" svg:x2="6.813cm" svg:y2="4.501cm">
          <text:p text:style-name="P2"/>
        </draw:line>
        <draw:frame draw:style-name="gr2" draw:text-style-name="P7" draw:layer="layout" svg:width="1.429cm" svg:height="1.673cm" svg:x="6.593cm" svg:y="5.558cm">
          <draw:text-box>
            <text:p text:style-name="P6"><text:span text:style-name="T7">Dew</text:span></text:p>
            <text:p text:style-name="P6"><text:span text:style-name="T7">point</text:span></text:p>
            <text:p text:style-name="P6"><text:span text:style-name="T7">line</text:span></text:p>
          </draw:text-box>
        </draw:frame>
        <draw:frame draw:style-name="gr2" draw:text-style-name="P9" draw:layer="layout" svg:width="1.819cm" svg:height="1.673cm" svg:x="7.294cm" svg:y="3.459cm">
          <draw:text-box>
            <text:p text:style-name="P8"><text:span text:style-name="T8">Bubble</text:span></text:p>
            <text:p text:style-name="P8"><text:span text:style-name="T8">point</text:span></text:p>
            <text:p text:style-name="P8"><text:span text:style-name="T8">line</text:span></text:p>
          </draw:text-box>
        </draw:frame>
        <draw:frame draw:style-name="gr2" draw:text-style-name="P3" draw:layer="layout" svg:width="1.802cm" svg:height="0.725cm" draw:transform="rotate (1.58929681686574) translate (1.573cm 6.102cm)">
          <draw:text-box>
            <text:p text:style-name="P2"><text:span text:style-name="T1">P</text:span><text:span text:style-name="T5"> (bar)</text:span></text:p>
          </draw:text-box>
        </draw:frame>
        <draw:frame draw:style-name="gr2" draw:text-style-name="P11" draw:layer="layout" svg:width="2.136cm" svg:height="1.199cm" svg:x="2.396cm" svg:y="8.949cm">
          <draw:text-box>
            <text:p text:style-name="P10"><text:span text:style-name="T5">Pure</text:span></text:p>
            <text:p text:style-name="P10"><text:span text:style-name="T5">benzene</text:span></text:p>
          </draw:text-box>
        </draw:frame>
        <draw:frame draw:style-name="gr2" draw:text-style-name="P11" draw:layer="layout" svg:width="1.895cm" svg:height="1.199cm" svg:x="8.296cm" svg:y="8.95cm">
          <draw:text-box>
            <text:p text:style-name="P10"><text:span text:style-name="T5">Pure</text:span></text:p>
            <text:p text:style-name="P10"><text:span text:style-name="T5">toluene</text:span></text:p>
          </draw:text-box>
        </draw:frame>
        <draw:frame draw:style-name="gr2" draw:text-style-name="P3" draw:layer="layout" svg:width="1.834cm" svg:height="0.826cm" svg:x="5.392cm" svg:y="9.097cm">
          <draw:text-box>
            <text:p text:style-name="P2"><text:span text:style-name="T9">x</text:span><text:span text:style-name="T10">1</text:span><text:span text:style-name="T5"> or </text:span><text:span text:style-name="T11">y</text:span><text:span text:style-name="T1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17T07:56:04</meta:creation-date>
    <dc:creator>Jussi Eloranta</dc:creator>
    <dc:date>2008-06-17T19:21:56</dc:date>
    <meta:editing-cycles>24</meta:editing-cycles>
    <meta:editing-duration>PT40M36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